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1.20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42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4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boolean-style style:name="N99">
      <number:boolean/>
    </number:boolean-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6ff00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ackground-color="#c6ff00"/>
    </style:style>
    <style:style style:name="ce21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10"/>
    <style:style style:name="ce36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44" style:family="table-cell" style:parent-style-name="Default" style:data-style-name="N110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color="#1565c0" fo:font-weight="bold" style:font-weight-asian="bold" style:font-weight-complex="bold"/>
    </style:style>
    <style:style style:name="ce48" style:family="table-cell" style:parent-style-name="Default" style:data-style-name="N99"/>
    <style:style style:name="ce53" style:family="table-cell" style:parent-style-name="Default" style:data-style-name="N99">
      <style:table-cell-properties fo:border-bottom="0.74pt solid #000000" fo:border-left="none" fo:border-right="none" fo:border-top="none"/>
    </style:style>
    <style:style style:name="ce54" style:family="table-cell" style:parent-style-name="Default" style:data-style-name="N99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 style:data-style-name="N99">
      <style:table-cell-properties fo:background-color="#ce93d8"/>
      <style:text-properties fo:font-weight="bold" style:font-weight-asian="bold" style:font-weight-complex="bold"/>
    </style:style>
    <style:style style:name="ce69" style:family="table-cell" style:parent-style-name="Default" style:data-style-name="N99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color="#616161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72" style:family="table-cell" style:parent-style-name="Default">
      <style:table-cell-properties fo:background-color="#ce93d8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none" fo:border-top="0.74pt solid #000000"/>
      <style:text-properties fo:color="#616161"/>
    </style:style>
    <style:style style:name="ce75" style:family="table-cell" style:parent-style-name="Default">
      <style:text-properties fo:color="#616161"/>
    </style:style>
    <style:style style:name="ce76" style:family="table-cell" style:parent-style-name="Default">
      <style:table-cell-properties fo:border-bottom="0.74pt solid #000000" fo:border-left="none" fo:border-right="none" fo:border-top="none"/>
      <style:text-properties fo:color="#616161"/>
    </style:style>
    <style:style style:name="ce77" style:family="table-cell" style:parent-style-name="Default" style:data-style-name="N4">
      <style:table-cell-properties fo:background-color="#ce93d8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ce79" style:family="table-cell" style:parent-style-name="Default" style:data-style-name="N4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color="#616161"/>
    </style:style>
    <style:style style:name="ce8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8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8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name-complex="Lohit Devanagari" style:font-weight-complex="bold"/>
    </style:style>
    <style:style style:name="ce87" style:family="table-cell" style:parent-style-name="Default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96" style:family="table-cell" style:parent-style-name="Default" style:data-style-name="N114">
      <style:table-cell-properties fo:border-bottom="none" fo:border-left="0.74pt solid #000000" fo:border-right="none" fo:border-top="0.74pt solid #000000"/>
    </style:style>
    <style:style style:name="ce40" style:family="table-cell" style:parent-style-name="Default" style:data-style-name="N114"/>
    <style:style style:name="ce35" style:family="table-cell" style:parent-style-name="Default" style:data-style-name="N114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105" style:family="table-cell" style:parent-style-name="Default" style:data-style-name="N11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09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color="#616161"/>
    </style:style>
    <style:style style:name="ce11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113" style:family="table-cell" style:parent-style-name="Default" style:data-style-name="N114">
      <style:table-cell-properties fo:border-bottom="none" fo:border-left="none" fo:border-right="none" fo:border-top="0.74pt solid #000000"/>
    </style:style>
    <style:style style:name="ce46" style:family="table-cell" style:parent-style-name="Default" style:data-style-name="N114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119" style:family="table-cell" style:parent-style-name="Default" style:data-style-name="N114">
      <style:table-cell-properties fo:border-bottom="none" fo:border-left="none" fo:border-right="0.74pt solid #000000" fo:border-top="none"/>
      <style:text-properties fo:color="#c9211e" fo:font-weight="bold" style:font-weight-asian="bold" style:font-weight-complex="bold"/>
    </style:style>
    <style:style style:name="ce120" style:family="table-cell" style:parent-style-name="Default" style:data-style-name="N11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21" style:family="table-cell" style:parent-style-name="Default" style:data-style-name="N114">
      <style:table-cell-properties fo:border-bottom="none" fo:border-left="none" fo:border-right="0.74pt solid #000000" fo:border-top="0.74pt solid #000000"/>
    </style:style>
    <style:style style:name="ce122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49" style:family="table-cell" style:parent-style-name="Default" style:data-style-name="N114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10">
      <style:table-cell-properties fo:border-bottom="none" fo:border-left="0.74pt solid #000000" fo:border-right="none" fo:border-top="0.74pt solid #000000"/>
    </style:style>
    <style:style style:name="ce126" style:family="table-cell" style:parent-style-name="Default" style:data-style-name="N110">
      <style:table-cell-properties fo:border-bottom="none" fo:border-left="0.74pt solid #000000" fo:border-right="none" fo:border-top="none"/>
    </style:style>
    <style:style style:name="ce127" style:family="table-cell" style:parent-style-name="Default" style:data-style-name="N110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 style:data-style-name="N4">
      <style:table-cell-properties fo:border="none"/>
    </style:style>
    <style:style style:name="ce130" style:family="table-cell" style:parent-style-name="Default" style:data-style-name="N4">
      <style:text-properties fo:color="#1565c0" fo:font-weight="bold" style:font-weight-asian="bold" style:font-weight-complex="bold"/>
    </style:style>
    <style:style style:name="ce131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50" style:family="table-cell" style:parent-style-name="Default" style:data-style-name="N3"/>
    <style:style style:name="ce51" style:family="table-cell" style:parent-style-name="Default" style:data-style-name="N3">
      <style:text-properties fo:color="#c9211e"/>
    </style:style>
    <style:style style:name="ce134" style:family="table-cell" style:parent-style-name="Default" style:data-style-name="N3">
      <style:table-cell-properties fo:border-bottom="0.74pt solid #000000" fo:border-left="none" fo:border-right="none" fo:border-top="none"/>
      <style:text-properties fo:color="#1565c0" fo:font-weight="bold" style:font-weight-asian="bold" style:font-weight-complex="bold"/>
    </style:style>
    <style:style style:name="ce135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36" style:family="table-cell" style:parent-style-name="Default" style:data-style-name="N110">
      <style:table-cell-properties fo:border-bottom="none" fo:border-left="none" fo:border-right="0.74pt solid #000000" fo:border-top="0.74pt solid #000000"/>
    </style:style>
    <style:style style:name="ce14" style:family="table-cell" style:parent-style-name="Default" style:data-style-name="N110">
      <style:table-cell-properties fo:border-bottom="none" fo:border-left="none" fo:border-right="0.74pt solid #000000" fo:border-top="none"/>
    </style:style>
    <style:style style:name="ce138" style:family="table-cell" style:parent-style-name="Default" style:data-style-name="N110">
      <style:table-cell-properties fo:border-bottom="0.74pt solid #000000" fo:border-left="none" fo:border-right="0.74pt solid #000000" fo:border-top="none"/>
      <style:text-properties fo:color="#1565c0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40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41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142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143" style:family="table-cell" style:parent-style-name="Default"/>
    <style:style style:name="ce144" style:family="table-cell" style:parent-style-name="Default" style:data-style-name="N3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3"/>
    <style:style style:name="ce146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47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48" style:family="table-cell" style:parent-style-name="Default"/>
    <style:style style:name="ce149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150" style:family="table-cell" style:parent-style-name="Default" style:data-style-name="N3"/>
    <style:style style:name="ce15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52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53" style:family="table-cell" style:parent-style-name="Default"/>
    <style:style style:name="ce154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155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156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157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158" style:family="table-cell" style:parent-style-name="Default"/>
    <style:style style:name="ce159" style:family="table-cell" style:parent-style-name="Default" style:data-style-name="N3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16">
      <style:table-cell-properties fo:border-bottom="none" fo:border-left="0.74pt solid #000000" fo:border-right="none" fo:border-top="0.74pt solid #000000"/>
    </style:style>
    <style:style style:name="ce103" style:family="table-cell" style:parent-style-name="Default" style:data-style-name="N116">
      <style:table-cell-properties fo:border-bottom="none" fo:border-left="0.74pt solid #000000" fo:border-right="none" fo:border-top="none"/>
    </style:style>
    <style:style style:name="ce104" style:family="table-cell" style:parent-style-name="Default" style:data-style-name="N116">
      <style:table-cell-properties fo:border-bottom="0.74pt solid #000000" fo:border-left="0.74pt solid #000000" fo:border-right="none" fo:border-top="none"/>
    </style:style>
    <style:style style:name="ce164" style:family="table-cell" style:parent-style-name="Default" style:data-style-name="N116">
      <style:table-cell-properties fo:border-bottom="none" fo:border-left="none" fo:border-right="none" fo:border-top="0.74pt solid #000000"/>
    </style:style>
    <style:style style:name="ce165" style:family="table-cell" style:parent-style-name="Default" style:data-style-name="N116"/>
    <style:style style:name="ce108" style:family="table-cell" style:parent-style-name="Default" style:data-style-name="N116">
      <style:table-cell-properties fo:border-bottom="0.74pt solid #000000" fo:border-left="none" fo:border-right="none" fo:border-top="none"/>
    </style:style>
    <style:style style:name="ce1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07" style:family="table-cell" style:parent-style-name="Default" style:data-style-name="N116">
      <style:table-cell-properties fo:border="none"/>
    </style:style>
    <style:style style:name="ce1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116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16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16">
      <style:table-cell-properties fo:border-bottom="0.74pt solid #000000" fo:border-left="none" fo:border-right="0.74pt solid #000000" fo:border-top="none"/>
    </style:style>
    <style:style style:name="ce176" style:family="table-cell" style:parent-style-name="Default" style:data-style-name="N110">
      <style:table-cell-properties fo:border-bottom="none" fo:border-left="0.74pt solid #000000" fo:border-right="0.74pt solid #000000" fo:border-top="none"/>
    </style:style>
    <style:style style:name="ce177" style:family="table-cell" style:parent-style-name="Default" style:data-style-name="N110">
      <style:table-cell-properties fo:border-bottom="0.74pt solid #000000" fo:border-left="0.74pt solid #000000" fo:border-right="0.74pt solid #000000" fo:border-top="none"/>
    </style:style>
    <style:style style:name="ce178" style:family="table-cell" style:parent-style-name="Default" style:data-style-name="N110">
      <style:table-cell-properties fo:border-bottom="none" fo:border-left="0.74pt solid #000000" fo:border-right="0.74pt solid #000000" fo:border-top="0.74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48"/>
        <table:table-column table:style-name="co7" table:default-cell-style-name="Default"/>
        <table:table-column table:style-name="co8" table:default-cell-style-name="Default"/>
        <table:table-column table:style-name="co9" table:default-cell-style-name="ce57"/>
        <table:table-column table:style-name="co10" table:default-cell-style-name="ce75"/>
        <table:table-column table:style-name="co11" table:default-cell-style-name="ce37"/>
        <table:table-column table:style-name="co11" table:default-cell-style-name="ce40"/>
        <table:table-column table:style-name="co11" table:default-cell-style-name="ce118"/>
        <table:table-column table:style-name="co12" table:default-cell-style-name="Default"/>
        <table:table-column table:style-name="co13" table:default-cell-style-name="Default"/>
        <table:table-column table:style-name="co14" table:default-cell-style-name="ce50"/>
        <table:table-column table:style-name="co15" table:default-cell-style-name="Default"/>
        <table:table-column table:style-name="co16" table:default-cell-style-name="ce140"/>
        <table:table-column table:style-name="co16" table:default-cell-style-name="ce145"/>
        <table:table-column table:style-name="co16" table:default-cell-style-name="ce150"/>
        <table:table-column table:style-name="co16" table:default-cell-style-name="ce155"/>
        <table:table-column table:style-name="co16" table:number-columns-repeated="4" table:default-cell-style-name="Default"/>
        <table:table-column table:style-name="co17" table:default-cell-style-name="ce176"/>
        <table:table-row table:style-name="ro1">
          <table:table-cell table:style-name="ce2" office:value-type="string" calcext:value-type="string">
            <text:p>Experiments for “Convex usage cost” artic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Default"/>
        </table:table-row>
        <table:table-row table:style-name="ro2">
          <table:table-cell table:style-name="ce3"/>
          <table:table-cell table:style-name="ce21" table:number-columns-repeated="3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21"/>
          <table:table-cell table:style-name="ce21"/>
          <table:table-cell table:style-name="ce89" office:value-type="string" calcext:value-type="string" table:number-columns-spanned="3" table:number-rows-spanned="1">
            <text:p>LCOEs (€/MWh)</text:p>
          </table:table-cell>
          <table:covered-table-cell table:style-name="ce21"/>
          <table:covered-table-cell table:style-name="ce116"/>
          <table:table-cell table:style-name="ce124" office:value-type="string" calcext:value-type="string" table:number-columns-spanned="4" table:number-rows-spanned="1">
            <text:p>Operation stats</text:p>
          </table:table-cell>
          <table:covered-table-cell table:number-columns-repeated="2" table:style-name="ce21"/>
          <table:covered-table-cell table:style-name="ce116"/>
          <table:table-cell table:style-name="ce89" office:value-type="string" calcext:value-type="string" table:number-columns-spanned="4" table:number-rows-spanned="1">
            <text:p>Sizing</text:p>
          </table:table-cell>
          <table:covered-table-cell table:number-columns-repeated="2" table:style-name="ce21"/>
          <table:covered-table-cell table:style-name="ce116"/>
          <table:table-cell table:style-name="ce124" office:value-type="string" calcext:value-type="string" table:number-columns-spanned="4" table:number-rows-spanned="1">
            <text:p>Sizing diff to baseline</text:p>
          </table:table-cell>
          <table:covered-table-cell table:number-columns-repeated="2" table:style-name="ce167"/>
          <table:covered-table-cell table:style-name="ce171"/>
          <table:table-cell table:style-name="ce3"/>
        </table:table-row>
        <table:table-row table:style-name="ro3">
          <table:table-cell table:style-name="ce23" office:value-type="string" calcext:value-type="string">
            <text:p>case</text:p>
          </table:table-cell>
          <table:table-cell table:style-name="ce22" office:value-type="string" calcext:value-type="string">
            <text:p>shed_max</text:p>
          </table:table-cell>
          <table:table-cell table:style-name="ce22" office:value-type="string" calcext:value-type="string">
            <text:p>fuel_price</text:p>
          </table:table-cell>
          <table:table-cell table:style-name="ce22" office:value-type="string" calcext:value-type="string">
            <text:p>sto_lifetime_cycles</text:p>
          </table:table-cell>
          <table:table-cell table:style-name="ce22" office:value-type="string" calcext:value-type="string">
            <text:p>sto_lifetime_calendar</text:p>
          </table:table-cell>
          <table:table-cell table:style-name="ce22" office:value-type="string" calcext:value-type="string">
            <text:p>fixed_lifetimes</text:p>
          </table:table-cell>
          <table:table-cell table:style-name="ce22" office:value-type="string" calcext:value-type="string">
            <text:p>gen_hours_assum</text:p>
          </table:table-cell>
          <table:table-cell table:style-name="ce22" office:value-type="string" calcext:value-type="string">
            <text:p>n_ztan</text:p>
          </table:table-cell>
          <table:table-cell table:style-name="ce22" office:value-type="string" calcext:value-type="string">
            <text:p>relax gain</text:p>
          </table:table-cell>
          <table:table-cell table:style-name="ce85" office:value-type="string" calcext:value-type="string">
            <text:p>usage_penal</text:p>
          </table:table-cell>
          <table:table-cell table:style-name="ce1" office:value-type="string" calcext:value-type="string">
            <text:p>LCOE pwl</text:p>
          </table:table-cell>
          <table:table-cell table:style-name="ce22" office:value-type="string" calcext:value-type="string">
            <text:p>LCOE cvx</text:p>
          </table:table-cell>
          <table:table-cell table:style-name="ce117" office:value-type="string" calcext:value-type="string">
            <text:p>LCOE ns</text:p>
          </table:table-cell>
          <table:table-cell table:style-name="ce1" office:value-type="string" calcext:value-type="string">
            <text:p>sto_cycles</text:p>
          </table:table-cell>
          <table:table-cell table:style-name="ce22" office:value-type="string" calcext:value-type="string">
            <text:p>sto_cycles_lifetime</text:p>
          </table:table-cell>
          <table:table-cell table:style-name="ce22" office:value-type="string" calcext:value-type="string">
            <text:p>gen_hours</text:p>
          </table:table-cell>
          <table:table-cell table:style-name="ce117" office:value-type="string" calcext:value-type="string">
            <text:p>gen_hours_lin</text:p>
          </table:table-cell>
          <table:table-cell table:style-name="ce1" office:value-type="string" calcext:value-type="string">
            <text:p>x* gen</text:p>
          </table:table-cell>
          <table:table-cell table:style-name="ce22" office:value-type="string" calcext:value-type="string">
            <text:p>x* sto</text:p>
          </table:table-cell>
          <table:table-cell table:style-name="ce22" office:value-type="string" calcext:value-type="string">
            <text:p>x* pv</text:p>
          </table:table-cell>
          <table:table-cell table:style-name="ce117" office:value-type="string" calcext:value-type="string">
            <text:p>x* wind</text:p>
          </table:table-cell>
          <table:table-cell table:style-name="ce101" office:value-type="string" calcext:value-type="string">
            <text:p>Δx* gen</text:p>
          </table:table-cell>
          <table:table-cell table:style-name="ce168" office:value-type="string" calcext:value-type="string">
            <text:p>Δx* sto</text:p>
          </table:table-cell>
          <table:table-cell table:style-name="ce168" office:value-type="string" calcext:value-type="string">
            <text:p>Δx*</text:p>
            <text:p>pv</text:p>
          </table:table-cell>
          <table:table-cell table:style-name="ce172" office:value-type="string" calcext:value-type="string">
            <text:p>Δx* wind</text:p>
          </table:table-cell>
          <table:table-cell table:style-name="ce23" office:value-type="string" calcext:value-type="string">
            <text:p>topt<text:span text:style-name="T1"> (s)</text:span></text:p>
          </table:table-cell>
        </table:table-row>
        <table:table-row table:style-name="ro4">
          <table:table-cell office:value-type="string" calcext:value-type="string">
            <text:p>Base case, rgain=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table:style-name="ce77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43.023740192726" calcext:value-type="float">
            <text:p>243,024</text:p>
          </table:table-cell>
          <table:table-cell office:value-type="float" office:value="243.055584608869" calcext:value-type="float">
            <text:p>243,056</text:p>
          </table:table-cell>
          <table:table-cell office:value-type="float" office:value="252.907444256979" calcext:value-type="float">
            <text:p>252,907</text:p>
          </table:table-cell>
          <table:table-cell table:style-name="ce125" office:value-type="float" office:value="147.761292729377" calcext:value-type="float">
            <text:p>147,8</text:p>
          </table:table-cell>
          <table:table-cell table:style-name="ce83" office:value-type="float" office:value="10.1515083706477" calcext:value-type="float">
            <text:p>10,15</text:p>
          </table:table-cell>
          <table:table-cell table:style-name="ce131" office:value-type="float" office:value="2090" calcext:value-type="float">
            <text:p>2 090</text:p>
          </table:table-cell>
          <table:table-cell table:style-name="ce136" office:value-type="float" office:value="914.62797236198" calcext:value-type="float">
            <text:p>914,6</text:p>
          </table:table-cell>
          <table:table-cell office:value-type="float" office:value="1215.98182120399" calcext:value-type="float">
            <text:p>1 216</text:p>
          </table:table-cell>
          <table:table-cell office:value-type="float" office:value="4987.92741800481" calcext:value-type="float">
            <text:p>4 988</text:p>
          </table:table-cell>
          <table:table-cell office:value-type="float" office:value="2132.00472653302" calcext:value-type="float">
            <text:p>2 132</text:p>
          </table:table-cell>
          <table:table-cell office:value-type="float" office:value="1575.90288652144" calcext:value-type="float">
            <text:p>1 576</text:p>
          </table:table-cell>
          <table:table-cell table:style-name="ce161" table:formula="of:=([.R4]-[.R$20])/[.R$20]" office:value-type="percentage" office:value="-0.0314475789912316" calcext:value-type="percentage">
            <text:p>-3,1 %</text:p>
          </table:table-cell>
          <table:table-cell table:style-name="ce169" table:formula="of:=([.S4]-[.S$20])/[.S$20]" office:value-type="percentage" office:value="-0.145511547705251" calcext:value-type="percentage">
            <text:p>-15 %</text:p>
          </table:table-cell>
          <table:table-cell table:style-name="ce169" table:formula="of:=([.T4]-[.T$20])/[.T$20]" office:value-type="percentage" office:value="-0.0847873896304327" calcext:value-type="percentage">
            <text:p>-8 %</text:p>
          </table:table-cell>
          <table:table-cell table:style-name="ce173" table:formula="of:=([.U4]-[.U$20])/[.U$20]" office:value-type="percentage" office:value="-0.0126692354057431" calcext:value-type="percentage">
            <text:p>-1,3 %</text:p>
          </table:table-cell>
          <table:table-cell office:value-type="float" office:value="10.983488672" calcext:value-type="float">
            <text:p>11,0</text:p>
          </table:table-cell>
        </table:table-row>
        <table:table-row table:style-name="ro4">
          <table:table-cell table:style-name="ce6" office:value-type="string" calcext:value-type="string">
            <text:p>Base case, rgain=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239373393868" calcext:value-type="float">
            <text:p>250,239</text:p>
          </table:table-cell>
          <table:table-cell office:value-type="float" office:value="250.260110603911" calcext:value-type="float">
            <text:p>250,260</text:p>
          </table:table-cell>
          <table:table-cell office:value-type="float" office:value="252.218339057063" calcext:value-type="float">
            <text:p>252,218</text:p>
          </table:table-cell>
          <table:table-cell table:style-name="ce126" office:value-type="float" office:value="140.356601107629" calcext:value-type="float">
            <text:p>140,4</text:p>
          </table:table-cell>
          <table:table-cell table:style-name="ce129" office:value-type="float" office:value="10.6870641506185" calcext:value-type="float">
            <text:p>10,69</text:p>
          </table:table-cell>
          <table:table-cell office:value-type="float" office:value="1809" calcext:value-type="float">
            <text:p>1 809</text:p>
          </table:table-cell>
          <table:table-cell table:style-name="ce14" office:value-type="float" office:value="1583.71217246582" calcext:value-type="float">
            <text:p>1 583,7</text:p>
          </table:table-cell>
          <table:table-cell office:value-type="float" office:value="1255.46309608881" calcext:value-type="float">
            <text:p>1 255</text:p>
          </table:table-cell>
          <table:table-cell office:value-type="float" office:value="5837.32571763797" calcext:value-type="float">
            <text:p>5 837</text:p>
          </table:table-cell>
          <table:table-cell office:value-type="float" office:value="2329.51852102661" calcext:value-type="float">
            <text:p>2 330</text:p>
          </table:table-cell>
          <table:table-cell office:value-type="float" office:value="1596.12456436426" calcext:value-type="float">
            <text:p>1 596</text:p>
          </table:table-cell>
          <table:table-cell table:style-name="ce103" table:formula="of:=([.R5]-[.R$20])/[.R$20]" office:value-type="percentage" office:value="0" calcext:value-type="percentage">
            <text:p>0,0 %</text:p>
          </table:table-cell>
          <table:table-cell table:style-name="ce107" table:formula="of:=([.S5]-[.S$20])/[.S$20]" office:value-type="percentage" office:value="0" calcext:value-type="percentage">
            <text:p>0,0 %</text:p>
          </table:table-cell>
          <table:table-cell table:style-name="ce107" table:formula="of:=([.T5]-[.T$20])/[.T$20]" office:value-type="percentage" office:value="0" calcext:value-type="percentage">
            <text:p>0,0 %</text:p>
          </table:table-cell>
          <table:table-cell table:style-name="ce111" table:formula="of:=([.U5]-[.U$20])/[.U$20]" office:value-type="percentage" office:value="0" calcext:value-type="percentage">
            <text:p>0,0 %</text:p>
          </table:table-cell>
          <table:table-cell office:value-type="float" office:value="11.134817436" calcext:value-type="float">
            <text:p>11,1</text:p>
          </table:table-cell>
        </table:table-row>
        <table:table-row table:style-name="ro4">
          <table:table-cell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19" office:value-type="float" office:value="251.948127333207" calcext:value-type="float">
            <text:p>251,948</text:p>
          </table:table-cell>
          <table:table-cell table:style-name="ce126" office:value-type="float" office:value="136.478333668746" calcext:value-type="float">
            <text:p>136,5</text:p>
          </table:table-cell>
          <table:table-cell table:style-name="ce129" office:value-type="float" office:value="10.9907555263734" calcext:value-type="float">
            <text:p>10,99</text:p>
          </table:table-cell>
          <table:table-cell table:style-name="ce51" office:value-type="float" office:value="1736" calcext:value-type="float">
            <text:p>1 736</text:p>
          </table:table-cell>
          <table:table-cell table:style-name="ce14"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6]-[.R$20])/[.R$20]" office:value-type="percentage" office:value="-0.00752736340212415" calcext:value-type="percentage">
            <text:p>-0,8 %</text:p>
          </table:table-cell>
          <table:table-cell table:style-name="ce107" table:formula="of:=([.S6]-[.S$20])/[.S$20]" office:value-type="percentage" office:value="0.0674921269183632" calcext:value-type="percentage">
            <text:p>6,7 %</text:p>
          </table:table-cell>
          <table:table-cell table:style-name="ce107" table:formula="of:=([.T6]-[.T$20])/[.T$20]" office:value-type="percentage" office:value="0.0179780189391029" calcext:value-type="percentage">
            <text:p>1,8 %</text:p>
          </table:table-cell>
          <table:table-cell table:style-name="ce111" table:formula="of:=([.U6]-[.U$20])/[.U$20]" office:value-type="percentage" office:value="-0.000977188247153915" calcext:value-type="percentage">
            <text:p>-0,1 %</text:p>
          </table:table-cell>
          <table:table-cell office:value-type="float" office:value="10.2885159" calcext:value-type="float">
            <text:p>10,3</text:p>
          </table:table-cell>
        </table:table-row>
        <table:table-row table:style-name="ro4">
          <table:table-cell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19" office:value-type="float" office:value="251.887716040351" calcext:value-type="float">
            <text:p>251,888</text:p>
          </table:table-cell>
          <table:table-cell table:style-name="ce126" office:value-type="float" office:value="136.478333668746" calcext:value-type="float">
            <text:p>136,5</text:p>
          </table:table-cell>
          <table:table-cell table:style-name="ce129" office:value-type="float" office:value="10.9907555263733" calcext:value-type="float">
            <text:p>10,99</text:p>
          </table:table-cell>
          <table:table-cell table:style-name="ce51" office:value-type="float" office:value="1729" calcext:value-type="float">
            <text:p>1 729</text:p>
          </table:table-cell>
          <table:table-cell table:style-name="ce14"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7]-[.R$20])/[.R$20]" office:value-type="percentage" office:value="-0.00752736340212415" calcext:value-type="percentage">
            <text:p>-0,8 %</text:p>
          </table:table-cell>
          <table:table-cell table:style-name="ce107" table:formula="of:=([.S7]-[.S$20])/[.S$20]" office:value-type="percentage" office:value="0.0674921269183632" calcext:value-type="percentage">
            <text:p>6,7 %</text:p>
          </table:table-cell>
          <table:table-cell table:style-name="ce107" table:formula="of:=([.T7]-[.T$20])/[.T$20]" office:value-type="percentage" office:value="0.0179780189391029" calcext:value-type="percentage">
            <text:p>1,8 %</text:p>
          </table:table-cell>
          <table:table-cell table:style-name="ce111" table:formula="of:=([.U7]-[.U$20])/[.U$20]" office:value-type="percentage" office:value="-0.000977188247153915" calcext:value-type="percentage">
            <text:p>-0,1 %</text:p>
          </table:table-cell>
          <table:table-cell office:value-type="float" office:value="10.562317311" calcext:value-type="float">
            <text:p>10,6</text:p>
          </table:table-cell>
        </table:table-row>
        <table:table-row table:style-name="ro4">
          <table:table-cell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5" calcext:value-type="float">
            <text:p>5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60065605702" calcext:value-type="float">
            <text:p>249,601</text:p>
          </table:table-cell>
          <table:table-cell office:value-type="float" office:value="250.267893260052" calcext:value-type="float">
            <text:p>250,268</text:p>
          </table:table-cell>
          <table:table-cell office:value-type="float" office:value="252.148036362343" calcext:value-type="float">
            <text:p>252,148</text:p>
          </table:table-cell>
          <table:table-cell table:style-name="ce126" office:value-type="float" office:value="140.746598202376" calcext:value-type="float">
            <text:p>140,7</text:p>
          </table:table-cell>
          <table:table-cell table:style-name="ce129" office:value-type="float" office:value="10.657451186445" calcext:value-type="float">
            <text:p>10,66</text:p>
          </table:table-cell>
          <table:table-cell office:value-type="float" office:value="1788" calcext:value-type="float">
            <text:p>1 788</text:p>
          </table:table-cell>
          <table:table-cell table:style-name="ce14" office:value-type="float" office:value="1571.4090874904" calcext:value-type="float">
            <text:p>1 571,4</text:p>
          </table:table-cell>
          <table:table-cell office:value-type="float" office:value="1254.02179281985" calcext:value-type="float">
            <text:p>1 254</text:p>
          </table:table-cell>
          <table:table-cell office:value-type="float" office:value="5899.51816509691" calcext:value-type="float">
            <text:p>5 900</text:p>
          </table:table-cell>
          <table:table-cell office:value-type="float" office:value="2368.49496709594" calcext:value-type="float">
            <text:p>2 368</text:p>
          </table:table-cell>
          <table:table-cell office:value-type="float" office:value="1588.12398024124" calcext:value-type="float">
            <text:p>1 588</text:p>
          </table:table-cell>
          <table:table-cell table:style-name="ce103" table:formula="of:=([.R8]-[.R$20])/[.R$20]" office:value-type="percentage" office:value="-0.00114802519759954" calcext:value-type="percentage">
            <text:p>-0,1 %</text:p>
          </table:table-cell>
          <table:table-cell table:style-name="ce107" table:formula="of:=([.S8]-[.S$20])/[.S$20]" office:value-type="percentage" office:value="0.0106542705456747" calcext:value-type="percentage">
            <text:p>1,1 %</text:p>
          </table:table-cell>
          <table:table-cell table:style-name="ce107" table:formula="of:=([.T8]-[.T$20])/[.T$20]" office:value-type="percentage" office:value="0.0167315459042361" calcext:value-type="percentage">
            <text:p>1,7 %</text:p>
          </table:table-cell>
          <table:table-cell table:style-name="ce111" table:formula="of:=([.U8]-[.U$20])/[.U$20]" office:value-type="percentage" office:value="-0.00501250610487784" calcext:value-type="percentage">
            <text:p>-0,5 %</text:p>
          </table:table-cell>
          <table:table-cell office:value-type="float" office:value="10.651015376" calcext:value-type="float">
            <text:p>10,7</text:p>
          </table:table-cell>
        </table:table-row>
        <table:table-row table:style-name="ro4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3" office:value-type="boolean" office:boolean-value="false" calcext:value-type="boolean">
            <text:p>FAUX</text:p>
          </table:table-cell>
          <table:table-cell table:style-name="ce71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79" office:value-type="float" office:value="2.26598468541206" calcext:value-type="float">
            <text:p>2,27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120" office:value-type="float" office:value="252.047928968505" calcext:value-type="float">
            <text:p>252,048</text:p>
          </table:table-cell>
          <table:table-cell table:style-name="ce127" office:value-type="float" office:value="138.455982525391" calcext:value-type="float">
            <text:p>138,5</text:p>
          </table:table-cell>
          <table:table-cell table:style-name="ce84" office:value-type="float" office:value="10.8337680513366" calcext:value-type="float">
            <text:p>10,83</text:p>
          </table:table-cell>
          <table:table-cell table:style-name="ce134" office:value-type="float" office:value="1746" calcext:value-type="float">
            <text:p>1 746</text:p>
          </table:table-cell>
          <table:table-cell table:style-name="ce138" office:value-type="float" office:value="1746" calcext:value-type="float">
            <text:p>1 746,0</text:p>
          </table:table-cell>
          <table:table-cell table:style-name="ce141" office:value-type="float" office:value="1250.1821611025" calcext:value-type="float">
            <text:p>1 250</text:p>
          </table:table-cell>
          <table:table-cell table:style-name="ce146" office:value-type="float" office:value="6046.09948518493" calcext:value-type="float">
            <text:p>6 046</text:p>
          </table:table-cell>
          <table:table-cell table:style-name="ce151" office:value-type="float" office:value="2378.01583447835" calcext:value-type="float">
            <text:p>2 378</text:p>
          </table:table-cell>
          <table:table-cell table:style-name="ce156" office:value-type="float" office:value="1608.65737947829" calcext:value-type="float">
            <text:p>1 609</text:p>
          </table:table-cell>
          <table:table-cell table:style-name="ce104" table:formula="of:=([.R9]-[.R$20])/[.R$20]" office:value-type="percentage" office:value="-0.0042063641717263" calcext:value-type="percentage">
            <text:p>-0,4 %</text:p>
          </table:table-cell>
          <table:table-cell table:style-name="ce108" table:formula="of:=([.S9]-[.S$20])/[.S$20]" office:value-type="percentage" office:value="0.0357653106312252" calcext:value-type="percentage">
            <text:p>3,6 %</text:p>
          </table:table-cell>
          <table:table-cell table:style-name="ce108" table:formula="of:=([.T9]-[.T$20])/[.T$20]" office:value-type="percentage" office:value="0.0208185996436565" calcext:value-type="percentage">
            <text:p>2,1 %</text:p>
          </table:table-cell>
          <table:table-cell table:style-name="ce112" table:formula="of:=([.U9]-[.U$20])/[.U$20]" office:value-type="percentage" office:value="0.00785202821499314" calcext:value-type="percentage">
            <text:p>0,8 %</text:p>
          </table:table-cell>
          <table:table-cell table:style-name="ce177" office:value-type="float" office:value="10.091031286" calcext:value-type="float">
            <text:p>10,1</text:p>
          </table:table-cell>
        </table:table-row>
        <table:table-row table:style-name="ro4">
          <table:table-cell table:style-name="ce13" office:value-type="string" calcext:value-type="string">
            <text:p>Fixed lifetime, round &amp; reasonable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0" calcext:value-type="float">
            <text:p>10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string" calcext:value-type="string">
            <text:p>NaN</text:p>
          </table:table-cell>
          <table:table-cell table:style-name="ce74" office:value-type="float" office:value="0" calcext:value-type="float">
            <text:p>0</text:p>
          </table:table-cell>
          <table:table-cell table:style-name="ce96" office:value-type="float" office:value="248.752130296201" calcext:value-type="float">
            <text:p>248,752</text:p>
          </table:table-cell>
          <table:table-cell table:style-name="ce105" office:value-type="string" calcext:value-type="string">
            <text:p>NaN</text:p>
          </table:table-cell>
          <table:table-cell table:style-name="ce121" office:value-type="float" office:value="256.195487482962" calcext:value-type="float">
            <text:p>256,195</text:p>
          </table:table-cell>
          <table:table-cell table:style-name="ce44" office:value-type="float" office:value="177.712620066082" calcext:value-type="float">
            <text:p>177,7</text:p>
          </table:table-cell>
          <table:table-cell table:style-name="ce83" office:value-type="float" office:value="8.44059357991699" calcext:value-type="float">
            <text:p>8,44</text:p>
          </table:table-cell>
          <table:table-cell table:style-name="ce131" office:value-type="float" office:value="2495" calcext:value-type="float">
            <text:p>2 495</text:p>
          </table:table-cell>
          <table:table-cell table:style-name="ce139" office:value-type="string" calcext:value-type="string">
            <text:p>NaN</text:p>
          </table:table-cell>
          <table:table-cell table:style-name="ce142" office:value-type="float" office:value="1186.3757111395" calcext:value-type="float">
            <text:p>1 186</text:p>
          </table:table-cell>
          <table:table-cell table:style-name="ce147" office:value-type="float" office:value="3495.24663576371" calcext:value-type="float">
            <text:p>3 495</text:p>
          </table:table-cell>
          <table:table-cell table:style-name="ce152" office:value-type="float" office:value="2198.19382800356" calcext:value-type="float">
            <text:p>2 198</text:p>
          </table:table-cell>
          <table:table-cell table:style-name="ce157" office:value-type="float" office:value="1484.49147820311" calcext:value-type="float">
            <text:p>1 484</text:p>
          </table:table-cell>
          <table:table-cell table:style-name="ce164" table:formula="of:=([.R10]-[.R$20])/[.R$20]" office:value-type="percentage" office:value="-0.0550294032254239" calcext:value-type="percentage">
            <text:p>-5,5 %</text:p>
          </table:table-cell>
          <table:table-cell table:style-name="ce164" table:formula="of:=([.S10]-[.S$20])/[.S$20]" office:value-type="percentage" office:value="-0.401224669508756" calcext:value-type="percentage">
            <text:p>-40,1 %</text:p>
          </table:table-cell>
          <table:table-cell table:style-name="ce164" table:formula="of:=([.T10]-[.T$20])/[.T$20]" office:value-type="percentage" office:value="-0.0563741785427751" calcext:value-type="percentage">
            <text:p>-5,6 %</text:p>
          </table:table-cell>
          <table:table-cell table:style-name="ce164" table:formula="of:=([.U10]-[.U$20])/[.U$20]" office:value-type="percentage" office:value="-0.0699400840344882" calcext:value-type="percentage">
            <text:p>-7,0 %</text:p>
          </table:table-cell>
          <table:table-cell table:style-name="ce178" office:value-type="float" office:value="4.825813394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matching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0.687" calcext:value-type="float">
            <text:p>10,687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1809" calcext:value-type="float">
            <text:p>1809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5.985819407251" calcext:value-type="float">
            <text:p>245,986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5.241156019004" calcext:value-type="float">
            <text:p>255,241</text:p>
          </table:table-cell>
          <table:table-cell table:style-name="ce20" office:value-type="float" office:value="173.794481448787" calcext:value-type="float">
            <text:p>173,8</text:p>
          </table:table-cell>
          <table:table-cell table:style-name="ce57" office:value-type="float" office:value="8.6308839469222" calcext:value-type="float">
            <text:p>8,63</text:p>
          </table:table-cell>
          <table:table-cell office:value-type="float" office:value="2403" calcext:value-type="float">
            <text:p>2 403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69.67426160096" calcext:value-type="float">
            <text:p>1 170</text:p>
          </table:table-cell>
          <table:table-cell office:value-type="float" office:value="3823.27974760013" calcext:value-type="float">
            <text:p>3 823</text:p>
          </table:table-cell>
          <table:table-cell office:value-type="float" office:value="2265.84195910124" calcext:value-type="float">
            <text:p>2 266</text:p>
          </table:table-cell>
          <table:table-cell office:value-type="float" office:value="1479.32232016639" calcext:value-type="float">
            <text:p>1 479</text:p>
          </table:table-cell>
          <table:table-cell table:style-name="ce165" table:formula="of:=([.R11]-[.R$20])/[.R$20]" office:value-type="percentage" office:value="-0.0683324223189991" calcext:value-type="percentage">
            <text:p>-6,8 %</text:p>
          </table:table-cell>
          <table:table-cell table:style-name="ce165" table:formula="of:=([.S11]-[.S$20])/[.S$20]" office:value-type="percentage" office:value="-0.345028882652929" calcext:value-type="percentage">
            <text:p>-34,5 %</text:p>
          </table:table-cell>
          <table:table-cell table:style-name="ce165" table:formula="of:=([.T11]-[.T$20])/[.T$20]" office:value-type="percentage" office:value="-0.0273346450567452" calcext:value-type="percentage">
            <text:p>-2,7 %</text:p>
          </table:table-cell>
          <table:table-cell table:style-name="ce165" table:formula="of:=([.U11]-[.U$20])/[.U$20]" office:value-type="percentage" office:value="-0.0731786520962329" calcext:value-type="percentage">
            <text:p>-7,3 %</text:p>
          </table:table-cell>
          <table:table-cell office:value-type="float" office:value="4.773708389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optimistic 15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1.537472034369" calcext:value-type="float">
            <text:p>241,537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3.072480525079" calcext:value-type="float">
            <text:p>253,072</text:p>
          </table:table-cell>
          <table:table-cell table:style-name="ce20" office:value-type="float" office:value="166.517508426856" calcext:value-type="float">
            <text:p>166,5</text:p>
          </table:table-cell>
          <table:table-cell table:style-name="ce57" office:value-type="float" office:value="9.00806175981721" calcext:value-type="float">
            <text:p>9,01</text:p>
          </table:table-cell>
          <table:table-cell office:value-type="float" office:value="2060" calcext:value-type="float">
            <text:p>2 060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28.93963519849" calcext:value-type="float">
            <text:p>1 129</text:p>
          </table:table-cell>
          <table:table-cell office:value-type="float" office:value="4840.53332521231" calcext:value-type="float">
            <text:p>4 841</text:p>
          </table:table-cell>
          <table:table-cell office:value-type="float" office:value="2589.11133250693" calcext:value-type="float">
            <text:p>2 589</text:p>
          </table:table-cell>
          <table:table-cell office:value-type="float" office:value="1452.15418455204" calcext:value-type="float">
            <text:p>1 452</text:p>
          </table:table-cell>
          <table:table-cell table:style-name="ce165" table:formula="of:=([.R12]-[.R$20])/[.R$20]" office:value-type="percentage" office:value="-0.100778319398223" calcext:value-type="percentage">
            <text:p>-10,1 %</text:p>
          </table:table-cell>
          <table:table-cell table:style-name="ce165" table:formula="of:=([.S12]-[.S$20])/[.S$20]" office:value-type="percentage" office:value="-0.170761824959291" calcext:value-type="percentage">
            <text:p>-17,1 %</text:p>
          </table:table-cell>
          <table:table-cell table:style-name="ce165" table:formula="of:=([.T12]-[.T$20])/[.T$20]" office:value-type="percentage" office:value="0.111436251370055" calcext:value-type="percentage">
            <text:p>11,1 %</text:p>
          </table:table-cell>
          <table:table-cell table:style-name="ce165" table:formula="of:=([.U12]-[.U$20])/[.U$20]" office:value-type="percentage" office:value="-0.0901999649817829" calcext:value-type="percentage">
            <text:p>-9,0 %</text:p>
          </table:table-cell>
          <table:table-cell office:value-type="float" office:value="5.601173424" calcext:value-type="float">
            <text:p>5,6</text:p>
          </table:table-cell>
        </table:table-row>
        <table:table-row table:style-name="ro4">
          <table:table-cell table:style-name="ce29" office:value-type="string" calcext:value-type="string">
            <text:p>Fixed lifetime,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7.877" calcext:value-type="float">
            <text:p>7,877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760" calcext:value-type="float">
            <text:p>2760</text:p>
          </table:table-cell>
          <table:table-cell table:style-name="ce76" office:value-type="float" office:value="0" calcext:value-type="float">
            <text:p>0</text:p>
          </table:table-cell>
          <table:table-cell table:style-name="ce82" office:value-type="string" calcext:value-type="string">
            <text:p>NaN</text:p>
          </table:table-cell>
          <table:table-cell table:style-name="ce76" office:value-type="float" office:value="0" calcext:value-type="float">
            <text:p>0</text:p>
          </table:table-cell>
          <table:table-cell table:style-name="ce38" office:value-type="float" office:value="259.50222871624" calcext:value-type="float">
            <text:p>259,502</text:p>
          </table:table-cell>
          <table:table-cell table:style-name="ce110" office:value-type="string" calcext:value-type="string">
            <text:p>NaN</text:p>
          </table:table-cell>
          <table:table-cell table:style-name="ce122" office:value-type="float" office:value="259.50222871624" calcext:value-type="float">
            <text:p>259,502</text:p>
          </table:table-cell>
          <table:table-cell table:style-name="ce36" office:value-type="float" office:value="190.420771431728" calcext:value-type="float">
            <text:p>190,4</text:p>
          </table:table-cell>
          <table:table-cell table:style-name="ce84" office:value-type="float" office:value="7.87729189794718" calcext:value-type="float">
            <text:p>7,88</text:p>
          </table:table-cell>
          <table:table-cell table:style-name="ce135" office:value-type="float" office:value="2760" calcext:value-type="float">
            <text:p>2 760</text:p>
          </table:table-cell>
          <table:table-cell table:style-name="ce71" office:value-type="string" calcext:value-type="string">
            <text:p>NaN</text:p>
          </table:table-cell>
          <table:table-cell table:style-name="ce141" office:value-type="float" office:value="1227.36575581792" calcext:value-type="float">
            <text:p>1 227</text:p>
          </table:table-cell>
          <table:table-cell table:style-name="ce146" office:value-type="float" office:value="2705.75650108218" calcext:value-type="float">
            <text:p>2 706</text:p>
          </table:table-cell>
          <table:table-cell table:style-name="ce151" office:value-type="float" office:value="2072.78272790538" calcext:value-type="float">
            <text:p>2 073</text:p>
          </table:table-cell>
          <table:table-cell table:style-name="ce156" office:value-type="float" office:value="1477.07454040151" calcext:value-type="float">
            <text:p>1 477</text:p>
          </table:table-cell>
          <table:table-cell table:style-name="ce108" table:formula="of:=([.R13]-[.R$20])/[.R$20]" office:value-type="percentage" office:value="-0.0223800606791466" calcext:value-type="percentage">
            <text:p>-2,2 %</text:p>
          </table:table-cell>
          <table:table-cell table:style-name="ce108" table:formula="of:=([.S13]-[.S$20])/[.S$20]" office:value-type="percentage" office:value="-0.536473270130102" calcext:value-type="percentage">
            <text:p>-53,6 %</text:p>
          </table:table-cell>
          <table:table-cell table:style-name="ce108" table:formula="of:=([.T13]-[.T$20])/[.T$20]" office:value-type="percentage" office:value="-0.110209809797131" calcext:value-type="percentage">
            <text:p>-11,0 %</text:p>
          </table:table-cell>
          <table:table-cell table:style-name="ce108" table:formula="of:=([.U13]-[.U$20])/[.U$20]" office:value-type="percentage" office:value="-0.0745869254948602" calcext:value-type="percentage">
            <text:p>-7,5 %</text:p>
          </table:table-cell>
          <table:table-cell table:style-name="ce177" office:value-type="float" office:value="4.764033685" calcext:value-type="float">
            <text:p>4,8</text:p>
          </table:table-cell>
        </table:table-row>
        <table:table-row table:style-name="ro4">
          <table:table-cell table:style-name="ce13" office:value-type="string" calcext:value-type="string">
            <text:p>Usage penalty, variant 1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5" calcext:value-type="float">
            <text:p>15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2" calcext:value-type="float">
            <text:p>2,00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234.926184323599" calcext:value-type="float">
            <text:p>234,926</text:p>
          </table:table-cell>
          <table:table-cell table:style-name="ce113" office:value-type="float" office:value="254.087085021345" calcext:value-type="float">
            <text:p>254,087</text:p>
          </table:table-cell>
          <table:table-cell table:style-name="ce121" office:value-type="float" office:value="257.809915050326" calcext:value-type="float">
            <text:p>257,810</text:p>
          </table:table-cell>
          <table:table-cell table:style-name="ce44" office:value-type="float" office:value="172.388805526133" calcext:value-type="float">
            <text:p>172,4</text:p>
          </table:table-cell>
          <table:table-cell table:style-name="ce83" office:value-type="float" office:value="8.70126105591356" calcext:value-type="float">
            <text:p>8,70</text:p>
          </table:table-cell>
          <table:table-cell table:style-name="ce131" office:value-type="float" office:value="2653" calcext:value-type="float">
            <text:p>2 653</text:p>
          </table:table-cell>
          <table:table-cell table:style-name="ce131" office:value-type="float" office:value="2214.76657621429" calcext:value-type="float">
            <text:p>2 215</text:p>
          </table:table-cell>
          <table:table-cell table:style-name="ce142" office:value-type="float" office:value="1221.40201038558" calcext:value-type="float">
            <text:p>1 221</text:p>
          </table:table-cell>
          <table:table-cell table:style-name="ce147" office:value-type="float" office:value="2811.92489942049" calcext:value-type="float">
            <text:p>2 812</text:p>
          </table:table-cell>
          <table:table-cell table:style-name="ce152" office:value-type="float" office:value="1817.17973269158" calcext:value-type="float">
            <text:p>1 817</text:p>
          </table:table-cell>
          <table:table-cell table:style-name="ce157" office:value-type="float" office:value="1635.95467894743" calcext:value-type="float">
            <text:p>1 636</text:p>
          </table:table-cell>
          <table:table-cell table:style-name="ce164" table:formula="of:=([.R14]-[.R$20])/[.R$20]" office:value-type="percentage" office:value="-0.02713029623041" calcext:value-type="percentage">
            <text:p>-2,7 %</text:p>
          </table:table-cell>
          <table:table-cell table:style-name="ce164" table:formula="of:=([.S14]-[.S$20])/[.S$20]" office:value-type="percentage" office:value="-0.518285421194843" calcext:value-type="percentage">
            <text:p>-51,8 %</text:p>
          </table:table-cell>
          <table:table-cell table:style-name="ce164" table:formula="of:=([.T14]-[.T$20])/[.T$20]" office:value-type="percentage" office:value="-0.219933339748358" calcext:value-type="percentage">
            <text:p>-22,0 %</text:p>
          </table:table-cell>
          <table:table-cell table:style-name="ce164" table:formula="of:=([.U14]-[.U$20])/[.U$20]" office:value-type="percentage" office:value="0.0249542645182161" calcext:value-type="percentage">
            <text:p>2,5 %</text:p>
          </table:table-cell>
          <table:table-cell table:style-name="ce178" office:value-type="float" office:value="6.564529086" calcext:value-type="float">
            <text:p>6,6</text:p>
          </table:table-cell>
        </table:table-row>
        <table:table-row table:style-name="ro4">
          <table:table-cell office:value-type="string" calcext:value-type="string">
            <text:p>Usage penalty, variant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12.675499603683" calcext:value-type="float">
            <text:p>212,675</text:p>
          </table:table-cell>
          <table:table-cell office:value-type="float" office:value="250.359921356564" calcext:value-type="float">
            <text:p>250,360</text:p>
          </table:table-cell>
          <table:table-cell table:style-name="ce119" office:value-type="float" office:value="250.713726245864" calcext:value-type="float">
            <text:p>250,714</text:p>
          </table:table-cell>
          <table:table-cell table:style-name="ce20" office:value-type="float" office:value="141.76510538524" calcext:value-type="float">
            <text:p>141,8</text:p>
          </table:table-cell>
          <table:table-cell table:style-name="ce57" office:value-type="float" office:value="10.5808830453998" calcext:value-type="float">
            <text:p>10,58</text:p>
          </table:table-cell>
          <table:table-cell office:value-type="float" office:value="1864" calcext:value-type="float">
            <text:p>1 864</text:p>
          </table:table-cell>
          <table:table-cell table:style-name="ce50" office:value-type="float" office:value="1818.39397079535" calcext:value-type="float">
            <text:p>1 818</text:p>
          </table:table-cell>
          <table:table-cell office:value-type="float" office:value="1118.97626884988" calcext:value-type="float">
            <text:p>1 119</text:p>
          </table:table-cell>
          <table:table-cell office:value-type="float" office:value="5859.49928719196" calcext:value-type="float">
            <text:p>5 859</text:p>
          </table:table-cell>
          <table:table-cell office:value-type="float" office:value="2308.38132112876" calcext:value-type="float">
            <text:p>2 308</text:p>
          </table:table-cell>
          <table:table-cell office:value-type="float" office:value="1561.7502031271" calcext:value-type="float">
            <text:p>1 562</text:p>
          </table:table-cell>
          <table:table-cell table:style-name="ce165" table:formula="of:=([.R15]-[.R$20])/[.R$20]" office:value-type="percentage" office:value="-0.108714328333616" calcext:value-type="percentage">
            <text:p>-10,9 %</text:p>
          </table:table-cell>
          <table:table-cell table:style-name="ce165" table:formula="of:=([.S15]-[.S$20])/[.S$20]" office:value-type="percentage" office:value="0.00379858356832695" calcext:value-type="percentage">
            <text:p>0,4 %</text:p>
          </table:table-cell>
          <table:table-cell table:style-name="ce165" table:formula="of:=([.T15]-[.T$20])/[.T$20]" office:value-type="percentage" office:value="-0.00907363461894151" calcext:value-type="percentage">
            <text:p>-0,9 %</text:p>
          </table:table-cell>
          <table:table-cell table:style-name="ce165" table:formula="of:=([.U15]-[.U$20])/[.U$20]" office:value-type="percentage" office:value="-0.0215361394747119" calcext:value-type="percentage">
            <text:p>-2,2 %</text:p>
          </table:table-cell>
          <table:table-cell office:value-type="float" office:value="6.594135257" calcext:value-type="float">
            <text:p>6,6</text:p>
          </table:table-cell>
        </table:table-row>
        <table:table-row table:style-name="ro4">
          <table:table-cell office:value-type="string" calcext:value-type="string">
            <text:p>10 y storage: our meth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47"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2000 same as NaN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492323824137" calcext:value-type="float">
            <text:p>250,492</text:p>
          </table:table-cell>
          <table:table-cell office:value-type="float" office:value="250.532647614593" calcext:value-type="float">
            <text:p>250,533</text:p>
          </table:table-cell>
          <table:table-cell office:value-type="float" office:value="252.011337909787" calcext:value-type="float">
            <text:p>252,011</text:p>
          </table:table-cell>
          <table:table-cell table:style-name="ce20" office:value-type="float" office:value="150.125585511352" calcext:value-type="float">
            <text:p>150,1</text:p>
          </table:table-cell>
          <table:table-cell table:style-name="ce130" office:value-type="float" office:value="9.99163463636634" calcext:value-type="float">
            <text:p>9,99</text:p>
          </table:table-cell>
          <table:table-cell office:value-type="float" office:value="1965" calcext:value-type="float">
            <text:p>1 965</text:p>
          </table:table-cell>
          <table:table-cell table:style-name="ce50" office:value-type="float" office:value="1784.96937441562" calcext:value-type="float">
            <text:p>1 785</text:p>
          </table:table-cell>
          <table:table-cell office:value-type="float" office:value="1184.40406115356" calcext:value-type="float">
            <text:p>1 184</text:p>
          </table:table-cell>
          <table:table-cell office:value-type="float" office:value="5131.23383482928" calcext:value-type="float">
            <text:p>5 131</text:p>
          </table:table-cell>
          <table:table-cell office:value-type="float" office:value="2296.43042940798" calcext:value-type="float">
            <text:p>2 296</text:p>
          </table:table-cell>
          <table:table-cell office:value-type="float" office:value="1583.98988980527" calcext:value-type="float">
            <text:p>1 584</text:p>
          </table:table-cell>
          <table:table-cell table:style-name="ce165" table:formula="of:=([.R16]-[.R$20])/[.R$20]" office:value-type="percentage" office:value="-0.0565998595710444" calcext:value-type="percentage">
            <text:p>-5,7 %</text:p>
          </table:table-cell>
          <table:table-cell table:style-name="ce165" table:formula="of:=([.S16]-[.S$20])/[.S$20]" office:value-type="percentage" office:value="-0.120961535635261" calcext:value-type="percentage">
            <text:p>-12,1 %</text:p>
          </table:table-cell>
          <table:table-cell table:style-name="ce165" table:formula="of:=([.T16]-[.T$20])/[.T$20]" office:value-type="percentage" office:value="-0.0142038328177996" calcext:value-type="percentage">
            <text:p>-1,4 %</text:p>
          </table:table-cell>
          <table:table-cell table:style-name="ce165" table:formula="of:=([.U16]-[.U$20])/[.U$20]" office:value-type="percentage" office:value="-0.00760258618274969" calcext:value-type="percentage">
            <text:p>-0,8 %</text:p>
          </table:table-cell>
          <table:table-cell office:value-type="float" office:value="14.016768886" calcext:value-type="float">
            <text:p>14,0</text:p>
          </table:table-cell>
        </table:table-row>
        <table:table-row table:style-name="ro4">
          <table:table-cell table:style-name="ce29" office:value-type="string" calcext:value-type="string">
            <text:p>10 y storage: usage penalty variant 3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0" calcext:value-type="float">
            <text:p>10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" calcext:value-type="float">
            <text:p>10</text:p>
          </table:table-cell>
          <table:table-cell table:style-name="ce84" office:value-type="float" office:value="2" calcext:value-type="float">
            <text:p>2,00</text:p>
          </table:table-cell>
          <table:table-cell table:style-name="ce88" office:value-type="float" office:value="3" calcext:value-type="float">
            <text:p>3</text:p>
          </table:table-cell>
          <table:table-cell table:style-name="ce38" office:value-type="float" office:value="247.385260315362" calcext:value-type="float">
            <text:p>247,385</text:p>
          </table:table-cell>
          <table:table-cell table:style-name="ce41" office:value-type="float" office:value="260.967169229969" calcext:value-type="float">
            <text:p>260,967</text:p>
          </table:table-cell>
          <table:table-cell table:style-name="ce122" office:value-type="float" office:value="269.243720593372" calcext:value-type="float">
            <text:p>269,244</text:p>
          </table:table-cell>
          <table:table-cell table:style-name="ce36" office:value-type="float" office:value="217.268182429734" calcext:value-type="float">
            <text:p>217,3</text:p>
          </table:table-cell>
          <table:table-cell table:style-name="ce84" office:value-type="float" office:value="6.90391010421007" calcext:value-type="float">
            <text:p>6,90</text:p>
          </table:table-cell>
          <table:table-cell table:style-name="ce135" office:value-type="float" office:value="3348" calcext:value-type="float">
            <text:p>3 348</text:p>
          </table:table-cell>
          <table:table-cell table:style-name="ce135" office:value-type="float" office:value="2457.91062041325" calcext:value-type="float">
            <text:p>2 458</text:p>
          </table:table-cell>
          <table:table-cell table:style-name="ce141" office:value-type="float" office:value="1335.25470564345" calcext:value-type="float">
            <text:p>1 335</text:p>
          </table:table-cell>
          <table:table-cell table:style-name="ce146" office:value-type="float" office:value="881.201625139645" calcext:value-type="float">
            <text:p>881</text:p>
          </table:table-cell>
          <table:table-cell table:style-name="ce151" office:value-type="float" office:value="1535.08380962598" calcext:value-type="float">
            <text:p>1 535</text:p>
          </table:table-cell>
          <table:table-cell table:style-name="ce156" office:value-type="float" office:value="1684.88475092086" calcext:value-type="float">
            <text:p>1 685</text:p>
          </table:table-cell>
          <table:table-cell table:style-name="ce108" table:formula="of:=([.R17]-[.R$20])/[.R$20]" office:value-type="percentage" office:value="0.0635555197147646" calcext:value-type="percentage">
            <text:p>6,4 %</text:p>
          </table:table-cell>
          <table:table-cell table:style-name="ce108" table:formula="of:=([.S17]-[.S$20])/[.S$20]" office:value-type="percentage" office:value="-0.849040182479963" calcext:value-type="percentage">
            <text:p>-84,9 %</text:p>
          </table:table-cell>
          <table:table-cell table:style-name="ce108" table:formula="of:=([.T17]-[.T$20])/[.T$20]" office:value-type="percentage" office:value="-0.341029575094569" calcext:value-type="percentage">
            <text:p>-34,1 %</text:p>
          </table:table-cell>
          <table:table-cell table:style-name="ce108" table:formula="of:=([.U17]-[.U$20])/[.U$20]" office:value-type="percentage" office:value="0.0556098117517273" calcext:value-type="percentage">
            <text:p>5,6 %</text:p>
          </table:table-cell>
          <table:table-cell table:style-name="ce177" office:value-type="float" office:value="6.614885271" calcext:value-type="float">
            <text:p>6,6</text:p>
          </table:table-cell>
        </table:table-row>
        <table:table-row table:style-name="ro4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number-columns-repeated="2"/>
          <table:table-cell table:style-name="Default"/>
          <table:table-cell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/>
        </table:table-row>
        <table:table-row table:style-name="ro4">
          <table:table-cell table:style-name="Default" office:value-type="string" calcext:value-type="string">
            <text:p>Choice of comparison baselin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35" table:formula="of:=INDEX([.K4:.K9];[.$A21])" office:value-type="float" office:value="250.239373393868" calcext:value-type="float">
            <text:p>250,239</text:p>
          </table:table-cell>
          <table:table-cell table:style-name="ce46" table:formula="of:=INDEX([.L4:.L9];[.$A21])" office:value-type="float" office:value="250.260110603911" calcext:value-type="float">
            <text:p>250,260</text:p>
          </table:table-cell>
          <table:table-cell table:style-name="ce49" table:formula="of:=INDEX([.M4:.M9];[.$A21])" office:value-type="float" office:value="252.218339057063" calcext:value-type="float">
            <text:p>252,218</text:p>
          </table:table-cell>
          <table:table-cell table:style-name="ce55" table:number-columns-repeated="4"/>
          <table:table-cell table:style-name="ce144" table:formula="of:=INDEX([.R4:.R9];[.$A21])" office:value-type="float" office:value="1255.46309608881" calcext:value-type="float">
            <text:p>1 255</text:p>
          </table:table-cell>
          <table:table-cell table:style-name="ce149" table:formula="of:=INDEX([.S4:.S9];[.$A21])" office:value-type="float" office:value="5837.32571763797" calcext:value-type="float">
            <text:p>5 837</text:p>
          </table:table-cell>
          <table:table-cell table:style-name="ce154" table:formula="of:=INDEX([.T4:.T9];[.$A21])" office:value-type="float" office:value="2329.51852102661" calcext:value-type="float">
            <text:p>2 330</text:p>
          </table:table-cell>
          <table:table-cell table:style-name="ce159" table:formula="of:=INDEX([.U4:.U9];[.$A21])" office:value-type="float" office:value="1596.12456436426" calcext:value-type="float">
            <text:p>1 596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Default"/>
        </table:table-row>
        <calcext:conditional-formats>
          <calcext:conditional-format calcext:target-range-address="data.K4:data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V4:data.Y17">
            <calcext:color-scale>
              <calcext:color-scale-entry calcext:value="0" calcext:type="minimum" calcext:color="#ef9a9a"/>
              <calcext:color-scale-entry calcext:value="50" calcext:type="percentile" calcext:color="#fafafa"/>
              <calcext:color-scale-entry calcext:value="0" calcext:type="maximum" calcext:color="#90caf9"/>
            </calcext:color-scale>
          </calcext:conditional-format>
          <calcext:conditional-format calcext:target-range-address="data.R4:data.R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S4:data.S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T4:data.T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U4:data.U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Z4:data.Z1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7">
      <number:number number:decimal-places="3" number:min-decimal-places="3" number:min-integer-digits="1"/>
      <number:text> %</number:text>
    </number:percentage-style>
    <number:percentage-style style:name="N116">
      <number:number number:decimal-places="1" number:min-decimal-places="1" number:min-integer-digits="1"/>
      <number:text> %</number:text>
    </number:percentage-style>
    <number:number-style style:name="N115">
      <number:number number:decimal-places="13" number:min-decimal-places="1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number-style style:name="N109">
      <number:number number:decimal-places="1" number:min-decimal-places="1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Lato" fo:font-family="Lato" style:font-style-name="Normal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5:33:35.435500590</dc:date>
    <dc:creator>Pierre Haessig</dc:creator>
    <meta:editing-duration>PT5H12M54S</meta:editing-duration>
    <meta:editing-cycles>126</meta:editing-cycles>
    <meta:generator>LibreOffice/7.3.7.2$Linux_X86_64 LibreOffice_project/30$Build-2</meta:generator>
    <meta:document-statistic meta:table-count="1" meta:cell-count="405" meta:object-count="0"/>
  </office:meta>
</office:document-meta>
</file>